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xRcptHandler.getImplComma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xRcptHandler.getJunkHandlerData( SMTP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xRcptHandler.check( SMTP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xRcptHandler.onCommand( SMTP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xRcptHandler.setMaxRcpt( int maxRc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xRcptHandler.configure( Configuration handlerConfigur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